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5000000B509F306432367C652.png" manifest:media-type="image/png"/>
  <manifest:file-entry manifest:full-path="Pictures/100018BC000012B5000012B5A25FFC49F13AD4E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" svg:font-family="'Source Sans Pro', sans-serif"/>
    <style:font-face style:name="Noto Sans Devanagari1" svg:font-family="'Noto Sans Devanagari'" style:font-family-generic="swiss"/>
    <style:font-face style:name="Noto Mono" svg:font-family="'Noto Mono'" style:font-pitch="fixed"/>
    <style:font-face style:name="Noto Mono1" svg:font-family="'Noto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9ee86"/>
    </style:style>
    <style:style style:name="P2" style:family="paragraph">
      <style:paragraph-properties fo:break-before="column"/>
    </style:style>
    <style:style style:name="P3" style:family="paragraph" style:parent-style-name="Text_20_body">
      <style:text-properties officeooo:rsid="001818f7" officeooo:paragraph-rsid="001818f7"/>
    </style:style>
    <style:style style:name="P4" style:family="paragraph" style:parent-style-name="Text_20_body">
      <style:text-properties officeooo:paragraph-rsid="0019ee86"/>
    </style:style>
    <style:style style:name="P5" style:family="paragraph" style:parent-style-name="Text_20_body">
      <style:text-properties officeooo:rsid="0019ee86" officeooo:paragraph-rsid="0019ee86"/>
    </style:style>
    <style:style style:name="T1" style:family="text">
      <style:text-properties officeooo:rsid="000d5ff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5ff6" style:font-style-asian="italic" style:font-style-complex="italic"/>
    </style:style>
    <style:style style:name="T4" style:family="text">
      <style:text-properties fo:font-weight="bold" officeooo:rsid="000d5ff6" style:font-weight-asian="bold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0d5ff6" style:font-size-asian="16.1000003814697pt" style:font-size-complex="16.1000003814697pt"/>
    </style:style>
    <style:style style:name="T10" style:family="text">
      <style:text-properties fo:font-size="16pt" officeooo:rsid="001562e3" style:font-size-asian="16.1000003814697pt" style:font-size-complex="16.1000003814697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style:font-size-asian="14pt" style:font-size-complex="14pt"/>
    </style:style>
    <style:style style:name="T13" style:family="text">
      <style:text-properties officeooo:rsid="000e4924"/>
    </style:style>
    <style:style style:name="T14" style:family="text">
      <style:text-properties fo:font-size="20pt" style:font-size-asian="16pt" style:font-size-complex="16pt"/>
    </style:style>
    <style:style style:name="T15" style:family="text">
      <style:text-properties fo:font-size="17pt" style:font-size-asian="13pt" style:font-size-complex="13pt"/>
    </style:style>
    <style:style style:name="T16" style:family="text">
      <style:text-properties fo:font-size="22pt" style:font-size-asian="18pt" style:font-size-complex="18pt"/>
    </style:style>
    <style:style style:name="T17" style:family="text">
      <style:text-properties fo:font-size="19pt" style:font-size-asian="15pt" style:font-size-complex="15pt"/>
    </style:style>
    <style:style style:name="T18" style:family="text">
      <style:text-properties officeooo:rsid="001632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000000" style:height="100%" style:style="dotted"/>
          <style:column style:rel-width="5160*" fo:start-indent="0cm" fo:end-indent="0.25cm"/>
          <style:column style:rel-width="4812*" fo:start-indent="0.25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1" text:outline-level="1">Titles</text:h>
        <text:p text:style-name="Text_20_body"><text:span text:style-name="T11"># Heading 1</text:span><text:line-break/><text:span text:style-name="T8">## Heading 2</text:span><text:line-break/><text:span text:style-name="T7">### Heading 3</text:span><text:line-break/><text:span text:style-name="T6">#### Heading 4</text:span><text:line-break/><text:span text:style-name="T5">##### Heading 5</text:span><text:line-break/>###### Heading 6</text:p>
        <text:h text:style-name="Heading_20_1" text:outline-level="1">Text</text:h>
        <text:p text:style-name="Text_20_body">*Italic*<text:line-break/>_Also italic_<text:line-break/>**Bold**<text:line-break/>__Also bold__</text:p>
        <text:h text:style-name="Heading_20_2" text:outline-level="2">Lists</text:h>
        <text:p text:style-name="Text_20_body">* Item 1<text:line-break/>* Item 2<text:line-break/> <text:s/>* Indented</text:p>
        <text:p text:style-name="Text_20_body">- This works<text:line-break/>- too</text:p>
        <text:p text:style-name="Text_20_body">1. Ordered Lists<text:line-break/>2. Work no matter what<text:line-break/>2. number prefix you use</text:p>
        <text:h text:style-name="Heading_20_2" text:outline-level="2">Checklist</text:h>
        <text:p text:style-name="Text_20_body">- [x] I’m checked<text:line-break/>- [x] I’m yet to be done</text:p>
        <text:h text:style-name="P1" text:outline-level="2">Quotes</text:h>
        <text:p text:style-name="P4">&gt; I’m a block quote</text:p>
        <text:h text:style-name="Heading_20_2" text:outline-level="2">Links &amp; Images</text:h>
        <text:h text:style-name="Heading_20_5" text:outline-level="5"><text:s/>“<draw:frame draw:style-name="fr1" draw:name="Image1" text:anchor-type="char" svg:x="0.127cm" svg:y="0.088cm" svg:width="0.653cm" svg:height="0.653cm" draw:z-index="0"><draw:image xlink:href="Pictures/100018BC000012B5000012B5A25FFC49F13AD4E4.svg" xlink:type="simple" xlink:show="embed" xlink:actuate="onLoad" loext:mime-type="image/svg+xml"/><draw:image xlink:href="Pictures/10000201000000B5000000B509F306432367C652.png" xlink:type="simple" xlink:show="embed" xlink:actuate="onLoad" loext:mime-type="image/png"/></draw:frame>square brackets with text first”</text:h>
        <text:h text:style-name="Heading_20_2" text:outline-level="2">Links</text:h>
        <text:p text:style-name="Text_20_body">[Click me](http://google.com)</text:p>
        <text:p text:style-name="P3">&lt;link-or@email.com&gt;</text:p>
        <text:h text:style-name="Heading_20_2" text:outline-level="2">Images</text:h>
        <text:p text:style-name="Text_20_body">![Alt text](image.png)<text:line-break/>![Text](https://img.com/50)</text:p>
        <text:h text:style-name="Heading_20_2" text:outline-level="2">Code in-line</text:h>
        <text:p text:style-name="Text_20_body">`inline code`</text:p>
        <text:h text:style-name="Heading_20_2" text:outline-level="2">Code block</text:h>
        <text:p text:style-name="Text_20_body">```javascript</text:p>
        <text:p text:style-name="Text_20_body">let a = 5;</text:p>
        <text:p text:style-name="Text_20_body">```</text:p>
        <text:h text:style-name="Heading_20_2" text:outline-level="2">Horizontal rule</text:h>
        <text:p text:style-name="Text_20_body">***<text:line-break/>---</text:p>
        <text:h text:style-name="Heading_20_2" text:outline-level="2">Tables</text:h>
        <text:p text:style-name="P5">|Col A|Col B|</text:p>
        <text:p text:style-name="P5">|---|---|</text:p>
        <text:p text:style-name="P5">|Cell A1| Cell A2|</text:p>
        <text:p text:style-name="P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" svg:font-family="'Source Sans Pro', sans-serif"/>
    <style:font-face style:name="Noto Sans Devanagari1" svg:font-family="'Noto Sans Devanagari'" style:font-family-generic="swiss"/>
    <style:font-face style:name="Noto Mono" svg:font-family="'Noto Mono'" style:font-pitch="fixed"/>
    <style:font-face style:name="Noto Mono1" svg:font-family="'Noto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Noto Mono1" fo:font-family="'Noto Mono'" style:font-style-name="Regular" style:font-pitch="fixed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itle">Markdown cheat shee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08:23:31.099669858</meta:creation-date>
    <dc:date>2020-11-27T12:05:59.350097386</dc:date>
    <meta:editing-duration>PT2H31M12S</meta:editing-duration>
    <meta:editing-cycles>11</meta:editing-cycles>
    <meta:generator>LibreOffice/6.4.6.2$Linux_X86_64 LibreOffice_project/40$Build-2</meta:generator>
    <meta:print-date>2020-11-27T10:42:19.086783874</meta:print-date>
    <meta:document-statistic meta:table-count="0" meta:image-count="1" meta:object-count="0" meta:page-count="1" meta:paragraph-count="32" meta:word-count="117" meta:character-count="640" meta:non-whitespace-character-count="554"/>
  </office:meta>
</office:document-meta>
</file>